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T1" style:family="text">
      <style:text-properties fo:font-weight="bold"/>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frame-display-scrollbar="false" draw:frame-display-border="false" draw:frame-margin-horizontal="0px" draw:frame-margin-vertical="0px" draw:ole-draw-aspect="1"/>
    </style:style>
    <style:style style:name="Sect1" style:family="section">
      <style:section-properties fo:background-color="transparent" fo:margin-left="0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Objeto4" text:anchor-type="page" text:anchor-page-number="1" svg:x="0cm" svg:y="0cm" svg:width="21.001cm" svg:height="0.041cm" draw:z-index="3">
        <draw:floating-frame xlink:href="https://googleads.g.doubleclick.net/pagead/ads?client=ca-pub-4815667774665468&amp;output=html&amp;h=280&amp;adk=3786001521&amp;adf=2277680829&amp;pi=t.aa~a.2969940908~i.39~rp.4&amp;w=1104&amp;fwrn=4&amp;fwrnh=100&amp;lmt=1693841555&amp;num_ads=1&amp;rafmt=1&amp;armr=3&amp;sem=mc&amp;pwprc=7816935323&amp;ad_type=text_image&amp;format=1104x280&amp;url=https%3A%2F%2Fwww.nocturnar.com%2Fguion-de-pastorelas-cortas-para-ninos%2F&amp;fwr=0&amp;pra=3&amp;rh=200&amp;rw=1104&amp;rpe=1&amp;resp_fmts=3&amp;wgl=1&amp;fa=27&amp;dt=1693841555124&amp;bpp=4&amp;bdt=1917&amp;idt=4&amp;shv=r20230830&amp;mjsv=m202308290101&amp;ptt=9&amp;saldr=aa&amp;abxe=1&amp;cookie=ID%3D4a9f1ea08dee60d4-22f8a8fc6e8000e3%3AT%3D1693841554%3ART%3D1693841554%3AS%3DALNI_MY28sFW19grj8828YV2yHY5lb1h6g&amp;gpic=UID%3D000009fc5cb5a69a%3AT%3D1693841554%3ART%3D1693841554%3AS%3DALNI_MYmvRFnOex0vHXiqPUPOdpvDKrqfw&amp;prev_fmts=0x0%2C1200x280%2C1104x280%2C1104x280%2C1104x280%2C1366x618&amp;nras=7&amp;correlator=3389431025268&amp;frm=20&amp;pv=1&amp;ga_vid=19301812.1693841554&amp;ga_sid=1693841554&amp;ga_hid=1724601614&amp;ga_fc=1&amp;u_tz=-360&amp;u_his=2&amp;u_h=768&amp;u_w=1366&amp;u_ah=734&amp;u_aw=1366&amp;u_cd=24&amp;u_sd=1&amp;adx=131&amp;ady=2665&amp;biw=1366&amp;bih=618&amp;scr_x=0&amp;scr_y=209&amp;eid=31077327%2C44785295%2C44800659&amp;oid=2&amp;pvsid=2697628347783313&amp;tmod=1807002416&amp;nvt=1&amp;ref=https%3A%2F%2Fwww.alexduve.com%2F&amp;fc=1408&amp;brdim=0%2C0%2C0%2C0%2C1366%2C0%2C1366%2C734%2C1366%2C618&amp;vis=1&amp;rsz=%7C%7Cs%7C&amp;abl=NS&amp;fu=128&amp;bc=31&amp;ifi=6&amp;uci=a!6&amp;btvi=4&amp;fsb=1&amp;xpc=PYa481WO1T&amp;p=https%3A//www.nocturnar.com&amp;dtd=249" xlink:type="simple" xlink:show="embed" xlink:actuate="onLoad" draw:frame-name="aswift_5"/>
      </draw:frame>
      <draw:frame draw:style-name="fr1" draw:name="Objeto3" text:anchor-type="page" text:anchor-page-number="1" svg:x="0cm" svg:y="0cm" svg:width="21.001cm" svg:height="0.041cm" draw:z-index="2">
        <draw:floating-frame xlink:href="https://googleads.g.doubleclick.net/pagead/ads?client=ca-pub-4815667774665468&amp;output=html&amp;h=280&amp;adk=3786001521&amp;adf=3586989154&amp;pi=t.aa~a.2969940908~i.37~rp.4&amp;w=1104&amp;fwrn=4&amp;fwrnh=100&amp;lmt=1693841555&amp;num_ads=1&amp;rafmt=1&amp;armr=3&amp;sem=mc&amp;pwprc=7816935323&amp;ad_type=text_image&amp;format=1104x280&amp;url=https%3A%2F%2Fwww.nocturnar.com%2Fguion-de-pastorelas-cortas-para-ninos%2F&amp;fwr=0&amp;pra=3&amp;rh=200&amp;rw=1104&amp;rpe=1&amp;resp_fmts=3&amp;wgl=1&amp;fa=27&amp;dt=1693841555116&amp;bpp=2&amp;bdt=1909&amp;idt=3&amp;shv=r20230830&amp;mjsv=m202308290101&amp;ptt=9&amp;saldr=aa&amp;abxe=1&amp;cookie=ID%3D4a9f1ea08dee60d4-22f8a8fc6e8000e3%3AT%3D1693841554%3ART%3D1693841554%3AS%3DALNI_MY28sFW19grj8828YV2yHY5lb1h6g&amp;gpic=UID%3D000009fc5cb5a69a%3AT%3D1693841554%3ART%3D1693841554%3AS%3DALNI_MYmvRFnOex0vHXiqPUPOdpvDKrqfw&amp;prev_fmts=0x0%2C1200x280%2C1104x280%2C1104x280&amp;nras=5&amp;correlator=3389431025268&amp;frm=20&amp;pv=1&amp;ga_vid=19301812.1693841554&amp;ga_sid=1693841554&amp;ga_hid=1724601614&amp;ga_fc=1&amp;u_tz=-360&amp;u_his=2&amp;u_h=768&amp;u_w=1366&amp;u_ah=734&amp;u_aw=1366&amp;u_cd=24&amp;u_sd=1&amp;adx=131&amp;ady=2334&amp;biw=1366&amp;bih=618&amp;scr_x=0&amp;scr_y=0&amp;eid=31077327%2C44785295%2C44800659&amp;oid=2&amp;pvsid=2697628347783313&amp;tmod=1807002416&amp;nvt=1&amp;ref=https%3A%2F%2Fwww.alexduve.com%2F&amp;fc=1408&amp;brdim=0%2C0%2C0%2C0%2C1366%2C0%2C1366%2C734%2C1366%2C618&amp;vis=1&amp;rsz=%7C%7Cs%7C&amp;abl=NS&amp;fu=128&amp;bc=31&amp;ifi=5&amp;uci=a!5&amp;btvi=3&amp;fsb=1&amp;xpc=OmkMHLGt4S&amp;p=https%3A//www.nocturnar.com&amp;dtd=61" xlink:type="simple" xlink:show="embed" xlink:actuate="onLoad" draw:frame-name="aswift_4"/>
      </draw:frame>
      <draw:frame draw:style-name="fr1" draw:name="Objeto2" text:anchor-type="page" text:anchor-page-number="1" svg:x="0cm" svg:y="0cm" svg:width="21.001cm" svg:height="0.041cm" draw:z-index="1">
        <draw:floating-frame xlink:href="https://googleads.g.doubleclick.net/pagead/ads?client=ca-pub-4815667774665468&amp;output=html&amp;h=280&amp;adk=3786001521&amp;adf=3642182554&amp;pi=t.aa~a.2969940908~i.21~rp.4&amp;w=1104&amp;fwrn=4&amp;fwrnh=100&amp;lmt=1693841555&amp;num_ads=1&amp;rafmt=1&amp;armr=3&amp;sem=mc&amp;pwprc=7816935323&amp;ad_type=text_image&amp;format=1104x280&amp;url=https%3A%2F%2Fwww.nocturnar.com%2Fguion-de-pastorelas-cortas-para-ninos%2F&amp;fwr=0&amp;pra=3&amp;rh=200&amp;rw=1104&amp;rpe=1&amp;resp_fmts=3&amp;wgl=1&amp;fa=27&amp;dt=1693841555116&amp;bpp=2&amp;bdt=1909&amp;idt=-M&amp;shv=r20230830&amp;mjsv=m202308290101&amp;ptt=9&amp;saldr=aa&amp;abxe=1&amp;cookie=ID%3D4a9f1ea08dee60d4-22f8a8fc6e8000e3%3AT%3D1693841554%3ART%3D1693841554%3AS%3DALNI_MY28sFW19grj8828YV2yHY5lb1h6g&amp;gpic=UID%3D000009fc5cb5a69a%3AT%3D1693841554%3ART%3D1693841554%3AS%3DALNI_MYmvRFnOex0vHXiqPUPOdpvDKrqfw&amp;prev_fmts=0x0%2C1200x280%2C1104x280&amp;nras=4&amp;correlator=3389431025268&amp;frm=20&amp;pv=1&amp;ga_vid=19301812.1693841554&amp;ga_sid=1693841554&amp;ga_hid=1724601614&amp;ga_fc=1&amp;u_tz=-360&amp;u_his=2&amp;u_h=768&amp;u_w=1366&amp;u_ah=734&amp;u_aw=1366&amp;u_cd=24&amp;u_sd=1&amp;adx=131&amp;ady=1645&amp;biw=1366&amp;bih=618&amp;scr_x=0&amp;scr_y=0&amp;eid=31077327%2C44785295%2C44800659&amp;oid=2&amp;pvsid=2697628347783313&amp;tmod=1807002416&amp;nvt=1&amp;ref=https%3A%2F%2Fwww.alexduve.com%2F&amp;fc=1408&amp;brdim=0%2C0%2C0%2C0%2C1366%2C0%2C1366%2C734%2C1366%2C618&amp;vis=1&amp;rsz=%7C%7Cs%7C&amp;abl=NS&amp;fu=128&amp;bc=31&amp;ifi=4&amp;uci=a!4&amp;btvi=2&amp;fsb=1&amp;xpc=bi5aVn5T6X&amp;p=https%3A//www.nocturnar.com&amp;dtd=43" xlink:type="simple" xlink:show="embed" xlink:actuate="onLoad" draw:frame-name="aswift_3"/>
      </draw:frame>
      <draw:frame draw:style-name="fr1" draw:name="Objeto1" text:anchor-type="page" text:anchor-page-number="1" svg:x="0cm" svg:y="0cm" svg:width="21.001cm" svg:height="5.325cm" draw:z-index="0">
        <draw:floating-frame xlink:href="https://googleads.g.doubleclick.net/pagead/ads?client=ca-pub-4815667774665468&amp;output=html&amp;h=280&amp;adk=3786001521&amp;adf=2280202011&amp;pi=t.aa~a.2969940908~i.11~rp.4&amp;w=1104&amp;fwrn=4&amp;fwrnh=100&amp;lmt=1693841555&amp;num_ads=1&amp;rafmt=1&amp;armr=3&amp;sem=mc&amp;pwprc=7816935323&amp;ad_type=text_image&amp;format=1104x280&amp;url=https%3A%2F%2Fwww.nocturnar.com%2Fguion-de-pastorelas-cortas-para-ninos%2F&amp;fwr=0&amp;pra=3&amp;rh=200&amp;rw=1104&amp;rpe=1&amp;resp_fmts=3&amp;wgl=1&amp;fa=27&amp;dt=1693841555116&amp;bpp=2&amp;bdt=1907&amp;idt=-M&amp;shv=r20230830&amp;mjsv=m202308290101&amp;ptt=9&amp;saldr=aa&amp;abxe=1&amp;cookie=ID%3D4a9f1ea08dee60d4-22f8a8fc6e8000e3%3AT%3D1693841554%3ART%3D1693841554%3AS%3DALNI_MY28sFW19grj8828YV2yHY5lb1h6g&amp;gpic=UID%3D000009fc5cb5a69a%3AT%3D1693841554%3ART%3D1693841554%3AS%3DALNI_MYmvRFnOex0vHXiqPUPOdpvDKrqfw&amp;prev_fmts=0x0%2C1200x280&amp;nras=3&amp;correlator=3389431025268&amp;frm=20&amp;pv=1&amp;ga_vid=19301812.1693841554&amp;ga_sid=1693841554&amp;ga_hid=1724601614&amp;ga_fc=1&amp;u_tz=-360&amp;u_his=2&amp;u_h=768&amp;u_w=1366&amp;u_ah=734&amp;u_aw=1366&amp;u_cd=24&amp;u_sd=1&amp;adx=131&amp;ady=955&amp;biw=1366&amp;bih=618&amp;scr_x=0&amp;scr_y=0&amp;eid=31077327%2C44785295%2C44800659&amp;oid=2&amp;pvsid=2697628347783313&amp;tmod=1807002416&amp;nvt=1&amp;ref=https%3A%2F%2Fwww.alexduve.com%2F&amp;fc=1408&amp;brdim=0%2C0%2C0%2C0%2C1366%2C0%2C1366%2C734%2C1366%2C618&amp;vis=1&amp;rsz=%7C%7Cs%7C&amp;abl=NS&amp;fu=128&amp;bc=31&amp;ifi=3&amp;uci=a!3&amp;btvi=1&amp;fsb=1&amp;xpc=qRpR2NtEKd&amp;p=https%3A//www.nocturnar.com&amp;dtd=23" xlink:type="simple" xlink:show="embed" xlink:actuate="onLoad" draw:frame-name="aswift_2"/>
      </draw:frame>
      <text:h text:style-name="Heading_20_1" text:outline-level="1">Guion de Pastorelas cortas para niños</text:h>
      <text:p text:style-name="Text_20_body">Por <text:a xlink:type="simple" xlink:href="https://www.nocturnar.com/author/qvhsnj0ayok6/" text:style-name="Internet_20_link" text:visited-style-name="Visited_20_Internet_20_Link">Diego Brunt </text:a>/ 24 noviembre, 2016</text:p>
      <text:p text:style-name="Text_20_body">Un hermoso guion para el quiera utilizarlo en una obra de actos de pastorelas cortas para todos los niños puedan interpretarlo, me gustaría si lo usan e implementan que me digan que tal les salio.</text:p>
      <text:p text:style-name="Text_20_body">pastorela infantil</text:p>
      <text:p text:style-name="Text_20_body">PASTORELA</text:p>
      <text:p text:style-name="Text_20_body">EL SUEÑO DE MARIA</text:p>
      <text:p text:style-name="Text_20_body">ESTA PASTORELA ESTA PENSADA PARA REPRESENTARLA EN UN JARDIN DE NIÑOS.</text:p>
      <text:p text:style-name="Text_20_body">PARA QUE LOS NIÑOS PARTICIPEN. ENTRE ESCENA Y ESCENA LOS NIÑOS PUEDEN INTERVENIR, YA SEA BAILANDO ALGUNA CANCIÓN NAVIDEÑA O DISFRAZADOS DE ANIMALITOS.</text:p>
      <text:section text:style-name="Sect1" text:name="aswift_2_host">
        <text:p text:style-name="P1"/>
      </text:section>
      <text:p text:style-name="Text_20_body">MARIA: ( A José que esta fuera de escena) Tuve un sueño José, pero no pude comprender bien de que se trataba, me parece que era del nacimiento de nuestro hijo. Sí, era acerca de esto. La gente estaba haciendo preparativos con cuatro semanas de anticipación. Adornaban sus casas con papeles de colores brillantes, estrenaban ropa, salían de compras muchas veces y adquirían muchos regalos –que no eran para nuestro hijo– los envolvían en hermosos papeles y los ataban con preciosos moños y los ponían debajo de un árbol. Sí, un gran árbol José, adentro de sus casas…</text:p>
      <text:p text:style-name="Text_20_body">ESCENA II</text:p>
      <text:p text:style-name="Text_20_body">JOSÉ: (Entrando) ¿Un qué?…</text:p>
      <text:p text:style-name="Text_20_body">MARÍA: Un árbol decorado; con sus ramas llenas de esferas y gran número de adornos, unos que despedían una luz encantadora. En la planta más alta del árbol había una figura, me parecía una estrella o un ángel. ¡oh! Era verdaderamente hermoso. Todos estaban felices y sonrientes emocionados por los regalos que se daban unos a otros, pero, José, no quedó ninguno para nuestro hijo. Sabes José, creo que no lo conocen, pues nunca mencionaron su nombre.</text:p>
      <text:p text:style-name="Text_20_body">JOSÉ: ¿No te parece extraño que la gente se meta en tantos problemas para festejar el cumpleaños de alguien a quien ni siquiera conocen?</text:p>
      <text:section text:style-name="Sect1" text:name="aswift_3_host">
        <text:p text:style-name="P1"/>
      </text:section>
      <text:p text:style-name="Text_20_body">MARÍA: Tuve una extraña sensación de que si nuestro hijo hubiera estado en esa fiesta hubiese sido un solamente extraño.</text:p>
      <text:p text:style-name="Text_20_body">JOSÉ: Para esa gente el ambiente era hermoso</text:p>
      <text:p text:style-name="Text_20_body">MARÍA: Pero yo sentí enormes ganas de llorar.</text:p>
      <text:p text:style-name="Text_20_body">JOSÉ: Pero sólo fue un sueño…</text:p>
      <text:p text:style-name="Text_20_body">MARÍA: Pero, que terrible José si eso hubiese sido real.</text:p>
      <text:p text:style-name="Text_20_body">ESCENA III</text:p>
      <text:p text:style-name="Text_20_body"><text:soft-page-break/>ANGELUZ: Alegrémonos todos, ya viene Navidad el nacimiento de nuestro salvador.</text:p>
      <text:p text:style-name="Text_20_body">ANGELIN: Hace mucho tiempo nació el niño Jesús en la Nueva Belén</text:p>
      <text:section text:style-name="Sect1" text:name="aswift_4_host">
        <text:p text:style-name="P1"/>
      </text:section>
      <text:p text:style-name="Text_20_body">ANGELDUCHO: Pero hoy, esta Navidad, el niñito Jesús nacerá en cada uno de nuestros corazones y se quedará en nuestros hogares.</text:p>
      <text:section text:style-name="Sect1" text:name="aswift_5_host">
        <text:p text:style-name="P1"/>
      </text:section>
      <text:p text:style-name="Text_20_body">ANGELUZ: Ahora vamos a recordar el día más importante cuando hace muchos años vino el niñito Jesús a este mundo para salvarnos.</text:p>
      <text:p text:style-name="Text_20_body">ANGELIN: María un día se encontraba pensando.</text:p>
      <text:p text:style-name="Text_20_body">ANGELDUCHO: Si el Mesías naciera en este tiempo yo le ayudaría a su mamá a cuidarlo ya mecerlo en su cunita.</text:p>
      <text:p text:style-name="Text_20_body">ESCENA IV</text:p>
      <text:p text:style-name="Text_20_body">ARCÁNGEL: No temas María has hallado gracia delante de Dios, tú eres la elegida para ser la madre del salvador.</text:p>
      <text:p text:style-name="Text_20_body">MARÍA: Soy la esclava del señor, hágase en mi lo que él diga.</text:p>
      <text:p text:style-name="Text_20_body">ARCÁNGEL: Tu vientre ha sido bendecido… (Sale)</text:p>
      <text:p text:style-name="Text_20_body">ESCENA V</text:p>
      <text:p text:style-name="Text_20_body">JOSÉ: María, María</text:p>
      <text:p text:style-name="Text_20_body">MARÍA: ¿Que pasa, que ocurre?</text:p>
      <text:p text:style-name="Text_20_body">JOSÉ: Ya estoy terminando la cuneta</text:p>
      <text:p text:style-name="Text_20_body">MARÍA: Sí, ya falta poco para que nazca el niño</text:p>
      <text:p text:style-name="Text_20_body">JOSÉ: Pero las escrituras dicen que el niño nacerá en Belén</text:p>
      <text:p text:style-name="Text_20_body">ESCENA VI</text:p>
      <text:p text:style-name="Text_20_body">SOLDADO: ¡Atención! Por órden del emperador, todos deberán de empadronarse en su ciudad de orígen.</text:p>
      <text:p text:style-name="Text_20_body">JOSÉ: María, ¿has escuchado?</text:p>
      <text:p text:style-name="Text_20_body">MARÍA: Sí José</text:p>
      <text:p text:style-name="Text_20_body">JOSÉ: Tenemos que ir a Belén</text:p>
      <text:p text:style-name="Text_20_body">MARÍA: Vamos a arreglar todo para irnos (Salen)</text:p>
      <text:p text:style-name="Text_20_body">ESCENA VII</text:p>
      <text:p text:style-name="Text_20_body">Música, villlancicos</text:p>
      <text:p text:style-name="Text_20_body">JOSÉ: Por fin llegamos a Belén</text:p>
      <text:p text:style-name="Text_20_body">PASTOR I: Y no hay lugar donde pasar la noche</text:p>
      <text:p text:style-name="Text_20_body"><text:soft-page-break/>PASTOR II: Ojalá que sí encontremos</text:p>
      <text:p text:style-name="Text_20_body">PASTOR III: ¿María como te sientes?</text:p>
      <text:p text:style-name="Text_20_body">PASTOR I: Te veo cansada, vamos a tocar de casa en casa a ver si encontramos un buen corazón que nos dé un lugar donde pasar la noche.</text:p>
      <text:p text:style-name="Text_20_body">MARÍA: Sí, Vamos</text:p>
      <text:p text:style-name="Text_20_body">ESCENA VIII</text:p>
      <text:p text:style-name="Text_20_body">ANGELUZ: Casi todos los hombres se habían olvidado de Dios</text:p>
      <text:p text:style-name="Text_20_body">ANGELIN: Los Diablos festejaban felices porque no sabían que había nacido el salvador del mundo.</text:p>
      <text:p text:style-name="Text_20_body">DIABLILLO I: Yo me llevo a todos lo pelioneros</text:p>
      <text:p text:style-name="Text_20_body">DIABLILLO II: Yo vengo por los desobedientes</text:p>
      <text:p text:style-name="Text_20_body">DIABLILLO III: A mí me gustan los mentirosos</text:p>
      <text:p text:style-name="Text_20_body">DIABLILLO I: Donde está la gente floja</text:p>
      <text:p text:style-name="Text_20_body">Los diablillos bailan, pero el diablillo I de de bailar.</text:p>
      <text:p text:style-name="Text_20_body">DIABLILLO II: ¿Y a tí que te pasa? ¿que te ocurre?</text:p>
      <text:p text:style-name="Text_20_body">DIABLILLO I: Tengo malas muy malas noticias</text:p>
      <text:p text:style-name="Text_20_body">DIABLILLO I y II: ¡Cuenta, cuenta!</text:p>
      <text:p text:style-name="Text_20_body">DIABLILLO II: Ha nacido el salvador del mundo, esto es tremendo, estamos perdidos …</text:p>
      <text:p text:style-name="Text_20_body">Los diablos se desmayan</text:p>
      <text:p text:style-name="Text_20_body">ESCENA IX</text:p>
      <text:p text:style-name="Text_20_body">ARCÁNGEL: Ya llegaron los ángeles para ayudar al niñito Jesús a salvar a los hombres y a convertir en buenos a los diablos…</text:p>
      <text:p text:style-name="Text_20_body">Los Diablillos al escuchar lo último, se levantan y salen de escena.</text:p>
      <text:p text:style-name="Text_20_body">ESCENA X</text:p>
      <text:p text:style-name="Text_20_body">REY MELCHOR: Allá esta la estrella</text:p>
      <text:p text:style-name="Text_20_body">REY GASPAR: Es la estrella del salvador</text:p>
      <text:p text:style-name="Text_20_body">REY BALTAZAR: Es la estrella del mecías</text:p>
      <text:p text:style-name="Text_20_body">ESTRELLA: Yo soy la estrella que los llevará hasta donde está el salvador del mundo, ¡síganme!</text:p>
      <text:p text:style-name="Text_20_body">REY GASPAR: Yo le llevaré oro como al rey</text:p>
      <text:p text:style-name="Text_20_body">REY MELCHOR: Yo incienso como a Dios</text:p>
      <text:p text:style-name="Text_20_body">REY BALTAZAR: Y yo mirra como al hombre</text:p>
      <text:p text:style-name="Text_20_body">Los Reyes magos salen siguiendo a Estrellita.</text:p>
      <text:p text:style-name="Text_20_body">ESCENA XI</text:p>
      <text:p text:style-name="Text_20_body"><text:soft-page-break/>ANGELUZ: Pastorcitos alégrense</text:p>
      <text:p text:style-name="Text_20_body">ANGELIN: Ya nació el salvador y está en la cueva de Belén</text:p>
      <text:p text:style-name="Text_20_body">ANGELDUCHO: Pastorcitos vamos</text:p>
      <text:p text:style-name="Text_20_body">PASTOR I: Sí vamos a adorar al niño Dios, el salvador</text:p>
      <text:p text:style-name="Text_20_body">TODOS: Si vamos, vamos</text:p>
      <text:p text:style-name="Text_20_body">ANGELUZ: Alegrémonos todos</text:p>
      <text:p text:style-name="Text_20_body">ANGELIN: Ya nació nuestro sa</text:p>
      <text:p text:style-name="Text_20_body"><text:span text:style-name="T1">Este Guion de pastorelas cortas para niños </text:span>es una manera de introducirlos sanamente a la interpretación y a sacarse la timidez</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4T09:38:48.887149638</meta:creation-date>
    <dc:date>2023-09-04T09:39:03.817279528</dc:date>
    <meta:editing-duration>PT15S</meta:editing-duration>
    <meta:editing-cycles>1</meta:editing-cycles>
    <meta:generator>LibreOffice/7.5.3.2$Linux_X86_64 LibreOffice_project/50$Build-2</meta:generator>
    <meta:document-statistic meta:table-count="0" meta:image-count="0" meta:object-count="4" meta:page-count="4" meta:paragraph-count="83" meta:word-count="902" meta:character-count="5124" meta:non-whitespace-character-count="4305"/>
  </office:meta>
</office:document-meta>
</file>